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4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125"/>
        <table:table-column table:style-name="co22" table:default-cell-style-name="ce127"/>
        <table:table-column table:style-name="co23" table:default-cell-style-name="ce127"/>
        <table:table-column table:style-name="co24" table:default-cell-style-name="ce130"/>
        <table:table-column table:style-name="co25" table:default-cell-style-name="ce127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3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30" table:default-cell-style-name="ce150"/>
        <table:table-column table:style-name="co3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table:formula="of:=[.G30]*[.H30]" office:value-type="float" office:value="2" calcext:value-type="float">
            <text:p>2.0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2" calcext:value-type="float">
            <text:p>2.000</text:p>
          </table:table-cell>
          <table:table-cell table:style-name="ce126" table:formula="of:=([.L30] * [.I30]) - [.K30]" office:value-type="float" office:value="1" calcext:value-type="float">
            <text:p>1.000</text:p>
          </table:table-cell>
          <table:table-cell table:style-name="ce137" table:formula="of:=[.M30]/([.E30]*[.H30])" office:value-type="float" office:value="0.5" calcext:value-type="float">
            <text:p>0.5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60.5" calcext:value-type="float">
            <text:p>60.500</text:p>
          </table:table-cell>
          <table:table-cell table:style-name="ce143" table:formula="of:=[.P30]/[.B30] * 60" office:value-type="float" office:value="15.125" calcext:value-type="float">
            <text:p>15.125</text:p>
          </table:table-cell>
          <table:table-cell table:style-name="ce121"/>
          <table:table-cell table:style-name="ce146" table:formula="of:=20/[.N30]" office:value-type="float" office:value="40" calcext:value-type="float">
            <text:p>40.00</text:p>
          </table:table-cell>
          <table:table-cell table:style-name="ce149" table:formula="of:=[.Q30]*60" office:value-type="float" office:value="907.5" calcext:value-type="float">
            <text:p>907.5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2:04:26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9T22:04:33.033000000</dc:date>
    <meta:editing-duration>P1DT7H25M36S</meta:editing-duration>
    <meta:editing-cycles>141</meta:editing-cycles>
    <meta:generator>LibreOffice/6.3.6.2$Windows_X86_64 LibreOffice_project/2196df99b074d8a661f4036fca8fa0cbfa33a497</meta:generator>
    <meta:document-statistic meta:table-count="2" meta:cell-count="1853" meta:object-count="0"/>
  </office:meta>
</office:document-meta>
</file>